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138" officeooo:paragraph-rsid="000a7138"/>
    </style:style>
    <style:style style:name="P2" style:family="paragraph" style:parent-style-name="Standard">
      <style:text-properties officeooo:rsid="000a7138" officeooo:paragraph-rsid="000bbec7"/>
    </style:style>
    <style:style style:name="P3" style:family="paragraph" style:parent-style-name="Standard">
      <style:text-properties fo:color="#c9211e" officeooo:rsid="000a7138" officeooo:paragraph-rsid="000a7138"/>
    </style:style>
    <style:style style:name="P4" style:family="paragraph" style:parent-style-name="Standard">
      <style:text-properties fo:color="#c9211e" officeooo:rsid="000a7138" officeooo:paragraph-rsid="000bbec7"/>
    </style:style>
    <style:style style:name="P5" style:family="paragraph" style:parent-style-name="Standard">
      <style:text-properties style:use-window-font-color="true" officeooo:rsid="000a7138" officeooo:paragraph-rsid="000a7138"/>
    </style:style>
    <style:style style:name="P6" style:family="paragraph" style:parent-style-name="Standard">
      <style:text-properties style:use-window-font-color="true" officeooo:rsid="000a7138" officeooo:paragraph-rsid="000bbec7"/>
    </style:style>
    <style:style style:name="P7" style:family="paragraph" style:parent-style-name="Standard">
      <style:text-properties fo:color="#2a6099" officeooo:rsid="000a7138" officeooo:paragraph-rsid="000bbec7"/>
    </style:style>
    <style:style style:name="P8" style:family="paragraph" style:parent-style-name="Heading_20_2">
      <style:text-properties officeooo:rsid="000bbec7" officeooo:paragraph-rsid="000bbe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bec7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c9211e" officeooo:rsid="000bbec7"/>
    </style:style>
    <style:style style:name="T5" style:family="text">
      <style:text-properties style:use-window-font-color="true"/>
    </style:style>
    <style:style style:name="T6" style:family="text">
      <style:text-properties officeooo:rsid="000bbec7"/>
    </style:style>
    <style:style style:name="T7" style:family="text">
      <style:text-properties fo:color="#2a6099"/>
    </style:style>
    <style:style style:name="T8" style:family="text">
      <style:text-properties fo:color="#2a6099" officeooo:rsid="000bb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VENT</text:h>
      <text:p text:style-name="P1"><text:span text:style-name="T1"/></text:p>
      <text:p text:style-name="P1"><text:span text:style-name="T1">CREATE</text:span>: <text:span text:style-name="T3">mandatory</text:span></text:p>
      <text:p text:style-name="P1">event {</text:p>
      <text:p text:style-name="P1"><text:s text:c="2"/><text:span text:style-name="T3">"Title":"..." &lt;- length,</text:span></text:p>
      <text:p text:style-name="P1"><text:s text:c="2"/>"idevent":... &lt;- existance,</text:p>
      <text:p text:style-name="P1"><text:s text:c="2"/><text:span text:style-name="T3">"token_user":... &lt;- authorization,</text:span></text:p>
      <text:p text:style-name="P1"><text:s text:c="2"/>"Description":"..." &lt;- length,</text:p>
      <text:p text:style-name="P1"><text:s text:c="2"/>"date_start":date &lt;- validity, before date_end,</text:p>
      <text:p text:style-name="P1"><text:s text:c="2"/>"date_end":date &lt;- validity, after date_start,</text:p>
      <text:p text:style-name="P1"><text:s text:c="2"/>"location": {</text:p>
      <text:p text:style-name="P1"><text:s text:c="4"/>"postcode":...&lt;-validity,</text:p>
      <text:p text:style-name="P1"><text:s text:c="4"/>"street":"..."&lt;-length,</text:p>
      <text:p text:style-name="P1"><text:s text:c="4"/>"number":...&lt;-validity,</text:p>
      <text:p text:style-name="P1"><text:s text:c="4"/>"city":"..."&lt;-length,</text:p>
      <text:p text:style-name="P1"><text:s text:c="4"/>"name":"..."&lt;-length,</text:p>
      <text:p text:style-name="P1"><text:s text:c="4"/>"country":"..."&lt;-length,</text:p>
      <text:p text:style-name="P1"><text:s text:c="4"/>"other_unknown_stuff":"..." &lt;- ignore</text:p>
      <text:p text:style-name="P1"><text:s text:c="2"/>}</text:p>
      <text:p text:style-name="P1"><text:s text:c="2"/>"type":"..." &lt;- length,</text:p>
      <text:p text:style-name="P1"><text:s text:c="2"/>"image":"..." &lt;- validity,</text:p>
      <text:p text:style-name="P1"><text:s text:c="2"/>"organizer":{</text:p>
      <text:p text:style-name="P1"><text:s text:c="4"/>"id":... &lt;- existance,</text:p>
      <text:p text:style-name="P1"><text:s text:c="4"/>...</text:p>
      <text:p text:style-name="P1"><text:s text:c="2"/>}</text:p>
      <text:p text:style-name="P1"><text:s text:c="2"/>"status":... &lt;- validity,</text:p>
      <text:p text:style-name="P1">"other_unknown_stuff":"..." &lt;- ignore,</text:p>
      <text:p text:style-name="P1">}</text:p>
      <text:p text:style-name="P1"/>
      <text:p text:style-name="P1"><text:span text:style-name="T1">UPDATE</text:span>: <text:span text:style-name="T3">mandatory</text:span></text:p>
      <text:p text:style-name="P1">event {</text:p>
      <text:p text:style-name="P1"><text:s text:c="2"/><text:span text:style-name="T5">"Title":"..." &lt;- length,</text:span></text:p>
      <text:p text:style-name="P1"><text:s text:c="2"/><text:span text:style-name="T3">"idevent":... &lt;- existance,</text:span></text:p>
      <text:p text:style-name="P1"><text:s text:c="2"/><text:span text:style-name="T3">"token_user":... &lt;- authorization,</text:span></text:p>
      <text:p text:style-name="P1"><text:s text:c="2"/>"Description":"..." &lt;- length,</text:p>
      <text:p text:style-name="P1"><text:s text:c="2"/>"date_start":date &lt;- validity, before date_end,</text:p>
      <text:p text:style-name="P1"><text:s text:c="2"/>"date_end":date &lt;- validity, after date_start,</text:p>
      <text:p text:style-name="P1"><text:s text:c="2"/>"location": {</text:p>
      <text:p text:style-name="P1"><text:s text:c="4"/>"postcode":...&lt;-validity,</text:p>
      <text:p text:style-name="P1"><text:s text:c="4"/>"street":"..."&lt;-length,</text:p>
      <text:p text:style-name="P1"><text:s text:c="4"/>"number":...&lt;-validity,</text:p>
      <text:p text:style-name="P1"><text:s text:c="4"/>"city":"..."&lt;-length,</text:p>
      <text:p text:style-name="P1"><text:s text:c="4"/>"name":"..."&lt;-length,</text:p>
      <text:p text:style-name="P1"><text:s text:c="4"/>"country":"..."&lt;-length,</text:p>
      <text:p text:style-name="P1"><text:s text:c="4"/>"other_unknown_stuff":"..." &lt;- ignore</text:p>
      <text:p text:style-name="P1"><text:s text:c="2"/>}</text:p>
      <text:p text:style-name="P1"><text:s text:c="2"/>"type":"..." &lt;- length,</text:p>
      <text:p text:style-name="P1"><text:s text:c="2"/>"image":"..." &lt;- validity,</text:p>
      <text:p text:style-name="P1"><text:s text:c="2"/>"organizer":{</text:p>
      <text:p text:style-name="P1"><text:s text:c="4"/>"id":... &lt;- existance,</text:p>
      <text:p text:style-name="P1"><text:s text:c="4"/>...</text:p>
      <text:p text:style-name="P1"><text:soft-page-break/><text:s text:c="2"/>}</text:p>
      <text:p text:style-name="P1"><text:s text:c="2"/>"status":... &lt;- validity,</text:p>
      <text:p text:style-name="P1">"other_unknown_stuff":"..." &lt;- ignore,</text:p>
      <text:p text:style-name="P1">}</text:p>
      <text:p text:style-name="P1"/>
      <text:p text:style-name="P1"><text:span text:style-name="T1">GET</text:span>: <text:span text:style-name="T3">mandatory</text:span></text:p>
      <text:p text:style-name="P1">event {</text:p>
      <text:p text:style-name="P1"><text:s text:c="3"/><text:span text:style-name="T3">"idevent":... &lt;- existance,</text:span></text:p>
      <text:p text:style-name="P1"><text:s text:c="2"/><text:span text:style-name="T3">"token_user":... &lt;- authorization,</text:span></text:p>
      <text:p text:style-name="P1"><text:s text:c="2"/>"data": {</text:p>
      <text:p text:style-name="P1"><text:s text:c="4"/>"flag1","flag2", "flag3"… ← existance</text:p>
      <text:p text:style-name="P1"><text:s text:c="2"/>}</text:p>
      <text:p text:style-name="P1">"other_unknown_stuff":"..." &lt;- ignore</text:p>
      <text:p text:style-name="P1">}</text:p>
      <text:p text:style-name="P1"/>
      <text:p text:style-name="P1"><text:span text:style-name="T1">DELETE</text:span>: <text:span text:style-name="T3">mandatory</text:span></text:p>
      <text:p text:style-name="P1">event {</text:p>
      <text:p text:style-name="P1"><text:s text:c="3"/><text:span text:style-name="T3">"idevent":... &lt;- existance,</text:span></text:p>
      <text:p text:style-name="P1"><text:s text:c="2"/><text:span text:style-name="T3">"token_user":... &lt;- authorization,</text:span></text:p>
      <text:p text:style-name="P1">"other_unknown_stuff":"..." &lt;- ignore</text:p>
      <text:p text:style-name="P1">}</text:p>
      <text:p text:style-name="P1"/>
      <text:h text:style-name="P8" text:outline-level="2">USER</text:h>
      <text:p text:style-name="P1"/>
      <text:p text:style-name="P1"><text:span text:style-name="T1">CREATE</text:span>: <text:span text:style-name="T3">mandatory</text:span></text:p>
      <text:p text:style-name="P1">user {</text:p>
      <text:p text:style-name="P1"><text:s text:c="2"/>"iduser"...&lt;-existance,</text:p>
      <text:p text:style-name="P3"><text:s text:c="2"/>"firstname":"..." &lt;- length,</text:p>
      <text:p text:style-name="P1"><text:s text:c="2"/><text:span text:style-name="T3">"lastname":"..." &lt;- length,</text:span></text:p>
      <text:p text:style-name="P1"><text:s text:c="2"/><text:span text:style-name="T3">"nickname":"..." &lt;- length,</text:span></text:p>
      <text:p text:style-name="P1"><text:s text:c="2"/><text:span text:style-name="T3">"email":"..." &lt;- length, validity, availability,</text:span></text:p>
      <text:p text:style-name="P1"><text:s text:c="2"/><text:span text:style-name="T3">"password":"..." &lt;- length, validity,</text:span></text:p>
      <text:p text:style-name="P1"><text:s text:c="2"/>"photo":URL &lt;- validity,</text:p>
      <text:p text:style-name="P1"><text:s text:c="2"/><text:span text:style-name="T3">"token_user":... &lt;- authorization,</text:span></text:p>
      <text:p text:style-name="P1"><text:s text:c="2"/>"other_unknown_stuff":"..." &lt;- ignore</text:p>
      <text:p text:style-name="P1">}</text:p>
      <text:p text:style-name="P1"/>
      <text:p text:style-name="P1"><text:span text:style-name="T1">UPDATE</text:span>: <text:span text:style-name="T3">mandatory</text:span></text:p>
      <text:p text:style-name="P1">user {</text:p>
      <text:p text:style-name="P1"><text:s text:c="2"/><text:span text:style-name="T3">"iduser"...&lt;-existance,</text:span></text:p>
      <text:p text:style-name="P5"><text:s text:c="2"/>"firstname":"..." &lt;- length,</text:p>
      <text:p text:style-name="P5"><text:s text:c="2"/>"lastname":"..." &lt;- length,</text:p>
      <text:p text:style-name="P5"><text:s text:c="2"/>"nickname":"..." &lt;- length,</text:p>
      <text:p text:style-name="P5"><text:s text:c="2"/>"email":"..." &lt;- length, validity, availability,</text:p>
      <text:p text:style-name="P5"><text:s text:c="2"/>"password":"..." &lt;- length, validity,</text:p>
      <text:p text:style-name="P5"><text:s text:c="2"/>"photo":URL &lt;- validity,</text:p>
      <text:p text:style-name="P5"><text:s text:c="2"/><text:span text:style-name="T3">"token_user":... &lt;- authorization,</text:span></text:p>
      <text:p text:style-name="P5"><text:s text:c="2"/>"other_unknown_stuff":"..." &lt;- ignore</text:p>
      <text:p text:style-name="P1">}</text:p>
      <text:p text:style-name="P1"/>
      <text:p text:style-name="P1"><text:span text:style-name="T1">GET</text:span>: <text:span text:style-name="T3">mandatory</text:span></text:p>
      <text:p text:style-name="P1"><text:soft-page-break/>user {</text:p>
      <text:p text:style-name="P1"><text:s text:c="2"/><text:span text:style-name="T3">"iduser"...&lt;-existance,</text:span></text:p>
      <text:p text:style-name="P1"><text:s text:c="2"/>"data": {</text:p>
      <text:p text:style-name="P1"><text:s text:c="5"/>"flag1","flag2", "flag3"… ← existance</text:p>
      <text:p text:style-name="P5"><text:s text:c="3"/>}</text:p>
      <text:p text:style-name="P6"><text:span text:style-name="T3">"token_user":... &lt;- authorization,</text:span></text:p>
      <text:p text:style-name="P5"><text:s text:c="2"/>"other_unknown_stuff":"..." &lt;- ignore</text:p>
      <text:p text:style-name="P1">}</text:p>
      <text:p text:style-name="P1"/>
      <text:p text:style-name="P2"><text:span text:style-name="T2">DELETE</text:span>: <text:span text:style-name="T3">mandatory</text:span></text:p>
      <text:p text:style-name="P2">user {</text:p>
      <text:p text:style-name="P2"><text:s text:c="2"/><text:span text:style-name="T3">"iduser"...&lt;-existance,</text:span></text:p>
      <text:p text:style-name="P6"><text:span text:style-name="T3">"token_user":... &lt;- authorization,</text:span></text:p>
      <text:p text:style-name="P6"><text:s text:c="2"/>"other_unknown_stuff":"..." &lt;- ignore</text:p>
      <text:p text:style-name="P2">}</text:p>
      <text:p text:style-name="P2"/>
      <text:h text:style-name="P8" text:outline-level="2">POST</text:h>
      <text:p text:style-name="P2"/>
      <text:p text:style-name="P2"><text:span text:style-name="T2">CREATE</text:span>: <text:span text:style-name="T3">mandatory </text:span><text:span text:style-name="T8">OR</text:span></text:p>
      <text:p text:style-name="P2">post {</text:p>
      <text:p text:style-name="P2"><text:span text:style-name="T3">"idevent":... &lt;- existance, authorization,</text:span></text:p>
      <text:p text:style-name="P6"><text:span text:style-name="T3">"token_user":... &lt;- authorization,</text:span></text:p>
      <text:p text:style-name="P2"><text:s/><text:span text:style-name="T7">"content":"..." &lt;- length,</text:span></text:p>
      <text:p text:style-name="P4"><text:s/><text:span text:style-name="T7">"photo":URL &lt;- validity,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p text:style-name="P2"><text:span text:style-name="T2">UPDATE</text:span>: <text:span text:style-name="T3">mandatory </text:span><text:span text:style-name="T8">OR</text:span></text:p>
      <text:p text:style-name="P2">post {</text:p>
      <text:p text:style-name="P2"><text:span text:style-name="T3">"</text:span><text:span text:style-name="T4">idpost</text:span><text:span text:style-name="T3">":... &lt;- existance, authorization,</text:span></text:p>
      <text:p text:style-name="P6"><text:span text:style-name="T3">"token_user":... &lt;- authorization,</text:span></text:p>
      <text:p text:style-name="P2"><text:s/><text:span text:style-name="T7">"content":"..." &lt;- length,</text:span></text:p>
      <text:p text:style-name="P4"><text:s/><text:span text:style-name="T7">"photo":URL &lt;- validity,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p text:style-name="P2"><text:span text:style-name="T2">GET</text:span>: <text:span text:style-name="T3">mandatory </text:span><text:span text:style-name="T8">OR</text:span></text:p>
      <text:p text:style-name="P2">post {</text:p>
      <text:p text:style-name="P7">"<text:span text:style-name="T6">idpost</text:span>":... &lt;- existance, authorization,</text:p>
      <text:p text:style-name="P7">"<text:span text:style-name="T6">idevent</text:span>":... &lt;- existance, authorization,</text:p>
      <text:p text:style-name="P6"><text:span text:style-name="T3">"token_user":... &lt;- authorization,</text:span></text:p>
      <text:p text:style-name="P2"><text:s/>"data": {</text:p>
      <text:p text:style-name="P2"><text:s text:c="5"/>"flag1","flag2", "flag3"… ← existance</text:p>
      <text:p text:style-name="P6"><text:span text:style-name="T7"><text:s text:c="3"/>}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p text:style-name="P2"><text:span text:style-name="T2">DELETE</text:span>: <text:span text:style-name="T3">mandatory </text:span><text:span text:style-name="T8">OR</text:span></text:p>
      <text:p text:style-name="P2">post {</text:p>
      <text:p text:style-name="P4">"<text:span text:style-name="T6">idpost</text:span>":... &lt;- existance, authorization,</text:p>
      <text:p text:style-name="P6"><text:span text:style-name="T3">"token_user":... &lt;- authorization,</text:span></text:p>
      <text:p text:style-name="P2"><text:soft-page-break/><text:span text:style-name="T7"><text:s/></text:span><text:span text:style-name="T5">"other_unknown_stuff":"..." &lt;- ignore</text:span> </text:p>
      <text:p text:style-name="P2">}</text:p>
      <text:p text:style-name="P2"/>
      <text:h text:style-name="P8" text:outline-level="2">COMMENT</text:h>
      <text:p text:style-name="P2"/>
      <text:p text:style-name="P2"><text:span text:style-name="T2">CREATE</text:span>: <text:span text:style-name="T3">mandatory </text:span><text:span text:style-name="T8">OR</text:span></text:p>
      <text:p text:style-name="P2"><text:span text:style-name="T6">comment</text:span> {</text:p>
      <text:p text:style-name="P2"><text:span text:style-name="T3">"</text:span><text:span text:style-name="T4">idpost</text:span><text:span text:style-name="T3">":... &lt;- existance, authorization,</text:span></text:p>
      <text:p text:style-name="P6"><text:span text:style-name="T3">"token_user":... &lt;- authorization,</text:span></text:p>
      <text:p text:style-name="P2"><text:s/><text:span text:style-name="T7">"content":"..." &lt;- length,</text:span></text:p>
      <text:p text:style-name="P4"><text:s/><text:span text:style-name="T7">"photo":URL &lt;- validity,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p text:style-name="P2"><text:span text:style-name="T8"/></text:p>
      <text:p text:style-name="P2"/>
      <text:p text:style-name="P2"><text:span text:style-name="T2">UPDATE</text:span>: <text:span text:style-name="T3">mandatory </text:span><text:span text:style-name="T8">OR</text:span></text:p>
      <text:p text:style-name="P2"><text:span text:style-name="T6">comment</text:span> {</text:p>
      <text:p text:style-name="P2"><text:span text:style-name="T3">"</text:span><text:span text:style-name="T4">idcomment</text:span><text:span text:style-name="T3">":... &lt;- existance, authorization,</text:span></text:p>
      <text:p text:style-name="P6"><text:span text:style-name="T3">"token_user":... &lt;- authorization,</text:span></text:p>
      <text:p text:style-name="P2"><text:s/><text:span text:style-name="T7">"content":"..." &lt;- length,</text:span></text:p>
      <text:p text:style-name="P4"><text:s/><text:span text:style-name="T7">"photo":URL &lt;- validity,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p text:style-name="P2"><text:span text:style-name="T2">GET</text:span>: <text:span text:style-name="T3">mandatory </text:span><text:span text:style-name="T8">OR</text:span></text:p>
      <text:p text:style-name="P2"><text:span text:style-name="T6">comment</text:span> {</text:p>
      <text:p text:style-name="P7">"<text:span text:style-name="T6">idpost</text:span>":... &lt;- existance, authorization,</text:p>
      <text:p text:style-name="P7">"<text:span text:style-name="T6">idcomment</text:span>":... &lt;- existance, authorization,</text:p>
      <text:p text:style-name="P6"><text:span text:style-name="T3">"token_user":... &lt;- authorization,</text:span></text:p>
      <text:p text:style-name="P2"><text:s/>"data": {</text:p>
      <text:p text:style-name="P2"><text:s text:c="5"/>"flag1","flag2", "flag3"… ← existance</text:p>
      <text:p text:style-name="P6"><text:span text:style-name="T7"><text:s text:c="3"/>}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p text:style-name="P2"><text:span text:style-name="T2">DELETE</text:span>: <text:span text:style-name="T3">mandatory </text:span><text:span text:style-name="T8">OR</text:span></text:p>
      <text:p text:style-name="P2"><text:span text:style-name="T6">comment</text:span> {</text:p>
      <text:p text:style-name="P4">"<text:span text:style-name="T6">idcomment</text:span>":... &lt;- existance, authorization,</text:p>
      <text:p text:style-name="P6"><text:span text:style-name="T3">"token_user":... &lt;- authorization,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h text:style-name="P8" text:outline-level="2">LOCATION</text:h>
      <text:p text:style-name="P2"/>
      <text:p text:style-name="P2"><text:span text:style-name="T2">GET</text:span>: <text:span text:style-name="T3">mandatory </text:span><text:span text:style-name="T8">OR</text:span></text:p>
      <text:p text:style-name="P2"><text:span text:style-name="T6">location</text:span> {</text:p>
      <text:p text:style-name="P4">"<text:span text:style-name="T6">idplace</text:span>":... &lt;- existance, authorization,</text:p>
      <text:p text:style-name="P6"><text:span text:style-name="T3">"token_user":... &lt;- authorization,</text:span></text:p>
      <text:p text:style-name="P2"><text:soft-page-break/><text:s/>"data": {</text:p>
      <text:p text:style-name="P2"><text:s text:c="5"/>"flag1","flag2", "flag3"… ← existance</text:p>
      <text:p text:style-name="P6"><text:span text:style-name="T7"><text:s text:c="3"/>}</text:span></text:p>
      <text:p text:style-name="P2"><text:span text:style-name="T7"><text:s/></text:span><text:span text:style-name="T5">"other_unknown_stuff":"..." &lt;- ignore</text:span> </text:p>
      <text:p text:style-name="P2">}</text:p>
      <text:p text:style-name="P2"/>
      <text:h text:style-name="P8" text:outline-level="2">EVENT TYPE</text:h>
      <text:p text:style-name="P2"/>
      <text:p text:style-name="P2"><text:span text:style-name="T2">GET</text:span>: <text:span text:style-name="T3">mandatory </text:span><text:span text:style-name="T8">OR</text:span></text:p>
      <text:p text:style-name="P2"><text:span text:style-name="T6">event_type</text:span> {</text:p>
      <text:p text:style-name="P4">"<text:span text:style-name="T6">idtype</text:span>":... &lt;- existance, authorization,</text:p>
      <text:p text:style-name="P6"><text:span text:style-name="T3">"token_user":... &lt;- authorization,</text:span></text:p>
      <text:p text:style-name="P2"><text:s/>"data": {</text:p>
      <text:p text:style-name="P2"><text:s text:c="5"/>"flag1","flag2", "flag3"… ← existance</text:p>
      <text:p text:style-name="P6"><text:span text:style-name="T7"><text:s text:c="3"/>}</text:span></text:p>
      <text:p text:style-name="P2"><text:span text:style-name="T7"><text:s/></text:span><text:span text:style-name="T5">"other_unknown_stuff":"..." &lt;- ignore</text:span> 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4:08:24.026357107</meta:creation-date>
    <dc:date>2019-04-24T14:29:53.687504128</dc:date>
    <meta:editing-duration>PT5S</meta:editing-duration>
    <meta:editing-cycles>1</meta:editing-cycles>
    <meta:document-statistic meta:table-count="0" meta:image-count="0" meta:object-count="0" meta:page-count="5" meta:paragraph-count="194" meta:word-count="473" meta:character-count="4512" meta:non-whitespace-character-count="3973"/>
    <meta:generator>LibreOffice/6.2.2.2$Linux_X86_64 LibreOffice_project/20$Build-2</meta:generator>
  </office:meta>
</office:document-meta>
</file>